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75cm" fo:margin-left="1.244cm" table:align="left"/>
    </style:style>
    <style:style style:name="Table1.A" style:family="table-column">
      <style:table-column-properties style:column-width="7.5cm"/>
    </style:style>
    <style:style style:name="Table1.B" style:family="table-column">
      <style:table-column-properties style:column-width="8.25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cm" fo:margin-left="1.244cm" table:align="left"/>
    </style:style>
    <style:style style:name="Table2.A" style:family="table-column">
      <style:table-column-properties style:column-width="7.5cm"/>
    </style:style>
    <style:style style:name="Table2.B" style:family="table-column">
      <style:table-column-properties style:column-width="8.25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fo:font-weight="bold" style:font-style-asian="italic" style:font-weight-asian="bold"/>
    </style:style>
    <style:style style:name="P3" style:family="paragraph" style:parent-style-name="Text_20_body">
      <style:text-properties fo:font-weight="bold" style:font-weight-asian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style:font-name="Liberation Sans" fo:font-size="14pt" fo:font-weight="bold" style:font-size-asian="14pt" style:font-weight-asian="bold" style:font-size-complex="14pt"/>
    </style:style>
    <style:style style:name="P6" style:family="paragraph" style:parent-style-name="Text_20_body">
      <style:text-properties style:font-style-complex="itali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1.244cm" fo:margin-right="0cm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1.244cm" fo:margin-right="0cm" fo:text-indent="0cm" style:auto-text-indent="false">
        <style:tab-stops/>
      </style:paragraph-properties>
      <style:text-properties fo:font-weight="bold" style:font-weight-asian="bold"/>
    </style:style>
    <style:style style:name="P10" style:family="paragraph" style:parent-style-name="Text_20_body">
      <style:paragraph-properties fo:margin-left="1.244cm" fo:margin-right="0cm" fo:text-indent="0cm" style:auto-text-indent="false">
        <style:tab-stops/>
      </style:paragraph-properties>
      <style:text-properties fo:font-style="italic" fo:font-weight="bold" style:font-style-asian="italic" style:font-weight-asian="bold"/>
    </style:style>
    <style:style style:name="P11" style:family="paragraph" style:parent-style-name="Text_20_body">
      <style:text-properties officeooo:rsid="001ec188" officeooo:paragraph-rsid="002662c2"/>
    </style:style>
    <style:style style:name="P12" style:family="paragraph" style:parent-style-name="Text_20_body">
      <style:text-properties fo:font-weight="bold" officeooo:paragraph-rsid="001ec188" style:font-weight-asian="bold"/>
    </style:style>
    <style:style style:name="P13" style:family="paragraph" style:parent-style-name="Text_20_body">
      <style:text-properties fo:font-weight="normal" officeooo:rsid="001f0dd1" officeooo:paragraph-rsid="001f0dd1" style:font-weight-asian="normal" style:font-weight-complex="normal"/>
    </style:style>
    <style:style style:name="P14" style:family="paragraph" style:parent-style-name="Text_20_body">
      <style:text-properties officeooo:rsid="001f0dd1" officeooo:paragraph-rsid="001f0dd1"/>
    </style:style>
    <style:style style:name="P15" style:family="paragraph" style:parent-style-name="Text_20_body">
      <style:text-properties officeooo:rsid="001f0dd1" officeooo:paragraph-rsid="0023806d"/>
    </style:style>
    <style:style style:name="P16" style:family="paragraph" style:parent-style-name="Text_20_body">
      <style:text-properties officeooo:rsid="002032b3" officeooo:paragraph-rsid="002032b3"/>
    </style:style>
    <style:style style:name="P17" style:family="paragraph" style:parent-style-name="Text_20_body">
      <style:text-properties officeooo:paragraph-rsid="00280a7b"/>
    </style:style>
    <style:style style:name="P18" style:family="paragraph" style:parent-style-name="Text_20_body">
      <style:text-properties officeooo:paragraph-rsid="0028722f"/>
    </style:style>
    <style:style style:name="P19" style:family="paragraph" style:parent-style-name="Title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style:font-style-complex="italic"/>
    </style:style>
    <style:style style:name="T5" style:family="text">
      <style:text-properties officeooo:rsid="001ec188"/>
    </style:style>
    <style:style style:name="T6" style:family="text">
      <style:text-properties officeooo:rsid="00221349"/>
    </style:style>
    <style:style style:name="T7" style:family="text">
      <style:text-properties officeooo:rsid="00240015"/>
    </style:style>
    <style:style style:name="T8" style:family="text">
      <style:text-properties officeooo:rsid="0025ee52"/>
    </style:style>
    <style:style style:name="T9" style:family="text">
      <style:text-properties officeooo:rsid="002662c2"/>
    </style:style>
    <style:style style:name="T10" style:family="text">
      <style:text-properties officeooo:rsid="002872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rchitecture Overview</text:p>
      <text:p text:style-name="P1">The purpose of this document is to outline a vague design pattern for the engine architecture and describe how all systems and subsystems will interact with each other.</text:p>
      <text:h text:style-name="Heading_20_1" text:outline-level="1"/>
      <text:h text:style-name="Heading_20_1" text:outline-level="1">Compilation</text:h>
      <text:p text:style-name="Text_20_body">The engine will have 2 compilation targets and 2 compilation configurations.</text:p>
      <text:p text:style-name="P7">Targets</text:p>
      <text:p text:style-name="Text_20_body"><text:tab/><text:span text:style-name="Default_20_Paragraph_20_Font"><text:span text:style-name="T1">Client:</text:span></text:span> <text:s/><text:span text:style-name="Default_20_Paragraph_20_Font"><text:span text:style-name="T2">Builds everything pertaining to the game client. Including graphics/window <text:tab/><text:tab/><text:tab/>subsystems and server host/client subsystems (Allowing capability for client to <text:tab/><text:tab/><text:tab/>become listen host)</text:span></text:span></text:p>
      <text:p text:style-name="Text_20_body"><text:tab/><text:span text:style-name="Default_20_Paragraph_20_Font"><text:span text:style-name="T1">Server:</text:span></text:span> <text:s/><text:span text:style-name="Default_20_Paragraph_20_Font"><text:span text:style-name="T2">Builds only subsystems pertaining to game logic i.e. compiled binaries will not <text:tab/><text:tab/><text:tab/>contain anything regarding graphics/windows. Including subsystems for server <text:tab/><text:tab/><text:tab/>hosting.</text:span></text:span></text:p>
      <text:p text:style-name="P4">Configurations</text:p>
      <text:p text:style-name="Text_20_body"><text:span text:style-name="Default_20_Paragraph_20_Font"><text:span text:style-name="T1"><text:tab/>Debug: <text:s/></text:span></text:span><text:span text:style-name="Default_20_Paragraph_20_Font"><text:span text:style-name="T2">Default VS debug compiler settings allowing for easier debugging during <text:tab/><text:tab/><text:tab/>development.</text:span></text:span></text:p>
      <text:p text:style-name="Text_20_body"><text:span text:style-name="Default_20_Paragraph_20_Font"><text:span text:style-name="T2"><text:tab/></text:span></text:span><text:span text:style-name="Default_20_Paragraph_20_Font"><text:span text:style-name="T1">Release: <text:s/></text:span></text:span><text:span text:style-name="Default_20_Paragraph_20_Font"><text:span text:style-name="T2">Default VS release compiler settings focusing on optimization to make code more <text:tab/><text:tab/>efficient and secure (Intended for distributable releases)</text:span></text:span></text:p>
      <text:p text:style-name="Text_20_body"/>
      <text:p text:style-name="P5">Project Overview</text:p>
      <text:p text:style-name="P6">The resulting engine will consist of 2 projects: The engine itself and the game.</text:p>
      <text:p text:style-name="P6">The engine will compile to a dynamic or static library and then the game will link it and handle entry and execution from there onward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<text:span text:style-name="Default_20_Paragraph_20_Font"><text:span text:style-name="T4">Systems &amp; Subsystem Hierarchy</text:span></text:span></text:h>
      <text:p text:style-name="P4">Overview</text:p>
      <text:p text:style-name="Standard">&gt;Engine</text:p>
      <text:p text:style-name="Standard"><text:tab/>&gt;Game</text:p>
      <text:p text:style-name="Standard"><text:tab/><text:tab/>&gt;Required Assets</text:p>
      <text:p text:style-name="Standard"><text:tab/><text:tab/>&gt;Entity types</text:p>
      <text:p text:style-name="Standard"><text:tab/><text:tab/>&gt;Level</text:p>
      <text:p text:style-name="Standard"><text:tab/>&gt;Window</text:p>
      <text:p text:style-name="Standard"><text:tab/><text:tab/>&gt;Asset Loader</text:p>
      <text:p text:style-name="Standard"><text:tab/><text:tab/><text:tab/>&gt;Assets</text:p>
      <text:p text:style-name="Standard"><text:tab/><text:tab/>&gt;Input Controller</text:p>
      <text:p text:style-name="Standard"><text:tab/>&gt;Network Controller</text:p>
      <text:p text:style-name="Standard"><text:tab/><text:tab/>&gt;NetSocket</text:p>
      <text:p text:style-name="Standard"/>
      <text:p text:style-name="Standard"/>
      <text:p text:style-name="Standard"><text:span text:style-name="Default_20_Paragraph_20_Font"><text:span text:style-name="T2"><text:s/></text:span></text:span></text:p>
      <text:h text:style-name="Heading_20_3" text:outline-level="3">Engine</text:h>
      <text:p text:style-name="Text_20_body"><text:span text:style-name="Default_20_Paragraph_20_Font"><text:span text:style-name="T1"><text:tab/></text:span></text:span>Handles synchronisation of all subsystems.</text:p>
      <text:p text:style-name="Text_20_body"><text:tab/>Will set-up 2 threads: 1 main logic thread and 1 display(graphics thread) if required by <text:tab/>target. These threads will launch into loops that will update at a maximum given rate; each <text:tab/>update '<text:span text:style-name="Default_20_Paragraph_20_Font"><text:span text:style-name="T1">tick</text:span></text:span>' will be sent to any other subsystem the requires it.</text:p>
      <text:h text:style-name="Heading_20_3" text:outline-level="3">Game</text:h>
      <text:p text:style-name="Text_20_body"><text:span text:style-name="Default_20_Paragraph_20_Font"><text:span text:style-name="T1"><text:tab/></text:span></text:span>Holds lists of: all supported entity types, required assets, supported levels.</text:p>
      <text:p text:style-name="Text_20_body"><text:tab/>These lists will be use elsewhere throughout the hierarchy to during loading e.g. levels will <text:tab/>indicate what entities they required to this <text:span text:style-name="Default_20_Paragraph_20_Font"><text:span text:style-name="T1">Game</text:span></text:span> and each of those entities will indicate <text:tab/>what assets they required to the <text:span text:style-name="Default_20_Paragraph_20_Font"><text:span text:style-name="T1">Asset Loader</text:span></text:span>.</text:p>
      <text:p text:style-name="Text_20_body"><text:tab/>The game will control levels; this includes level loading/switching and logic updates. All <text:tab/>game engine <text:span text:style-name="Default_20_Paragraph_20_Font"><text:span text:style-name="T1">ticks</text:span></text:span> will be passed on to the entities active in the current level.</text:p>
      <text:h text:style-name="Heading_20_3" text:outline-level="3">Network Controller</text:h>
      <text:p text:style-name="P8">Handles all open sockets and related requests. Acts as a vendor for sockets and ensures cleanup upon closing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Game Packet Structure:</text:p>
      <text:p text:style-name="P8">The engine will use TCP and UDP for sending packets.</text:p>
      <text:p text:style-name="P9">Handshake:</text:p>
      <text:p text:style-name="P8">The handshake will occur over TCP as per request of the user.</text:p>
      <text:p text:style-name="P10">Client Reques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Byte Desc. (Size/Rule)</text:p>
          </table:table-cell>
        </table:table-row>
        <table:table-row>
          <table:table-cell table:style-name="Table1.A1" office:value-type="string">
            <text:p text:style-name="Text_20_body">Engine Version Id (Internal id used to describe engine build compatibility)</text:p>
          </table:table-cell>
          <table:table-cell table:style-name="Table1.A1" office:value-type="string">
            <text:p text:style-name="Text_20_body"><text:span text:style-name="T8">6 </text:span>bytes</text:p>
          </table:table-cell>
        </table:table-row>
        <table:table-row>
          <table:table-cell table:style-name="Table1.A1" office:value-type="string">
            <text:p text:style-name="Text_20_body">Game Version Id (Internal id used to describe game build compatibility)</text:p>
          </table:table-cell>
          <table:table-cell table:style-name="Table1.A1" office:value-type="string">
            <text:p text:style-name="Text_20_body"><text:span text:style-name="T8">6</text:span> bytes</text:p>
          </table:table-cell>
        </table:table-row>
        <table:table-row>
          <table:table-cell table:style-name="Table1.A1" office:value-type="string">
            <text:p text:style-name="Text_20_body">Request Type (What are we currently asking for):</text:p>
            <text:p text:style-name="Text_20_body">0: Ping check (For compatibility)</text:p>
            <text:p text:style-name="P17">200: Connect (Requesting to connect to server as a player) </text:p>
            <text:p text:style-name="P17"><text:span text:style-name="T9">20</text:span>1: Query (Check for server details e.g. player count, server name)</text:p>
          </table:table-cell>
          <table:table-cell table:style-name="Table1.A1" office:value-type="string">
            <text:p text:style-name="Text_20_body">2 bytes</text:p>
          </table:table-cell>
        </table:table-row>
        <table:table-row>
          <table:table-cell table:style-name="Table1.A1" office:value-type="string">
            <text:p text:style-name="P3">200 Content</text:p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office:value-type="string">
            <text:p text:style-name="Text_20_body">Password (‘\0’ should be used if no password is requested)</text:p>
          </table:table-cell>
          <table:table-cell table:style-name="Table1.A1" office:value-type="string">
            <text:p text:style-name="Text_20_body">‘\0’ terminated 128 byte string (128 includes ‘\0’)</text:p>
          </table:table-cell>
        </table:table-row>
        <table:table-row>
          <table:table-cell table:style-name="Table1.A1" office:value-type="string">
            <text:p text:style-name="Text_20_body">Username (The desired name for the user to use)</text:p>
          </table:table-cell>
          <table:table-cell table:style-name="Table1.A1" office:value-type="string">
            <text:p text:style-name="Text_20_body">‘\0’ terminated 128 byte string</text:p>
          </table:table-cell>
        </table:table-row>
      </table:table>
      <text:p text:style-name="P8"/>
      <text:p text:style-name="Text_20_body"><text:tab/><text:span text:style-name="Default_20_Paragraph_20_Font"><text:span text:style-name="T3">200 Server Response</text:span></text:span></text:p>
      <text:p text:style-name="P2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3">Byte Desc. (Size/Rule)</text:p>
          </table:table-cell>
        </table:table-row>
        <table:table-row>
          <table:table-cell table:style-name="Table2.A1" office:value-type="string">
            <text:p text:style-name="P18">Response Status (Internal status code based on http) </text:p>
            <text:p text:style-name="P18">200: <text:span text:style-name="T10">Connected </text:span></text:p>
            <text:p text:style-name="P18">20<text:span text:style-name="T10">1</text:span>: <text:span text:style-name="T10">Query responded to</text:span></text:p>
            <text:p text:style-name="P11">400: Bad request (Poor formatting)</text:p>
            <text:p text:style-name="P11">401: Banned </text:p>
            <text:p text:style-name="P11">403: Bad password</text:p>
            <text:p text:style-name="Text_20_body">4<text:span text:style-name="T5">26</text:span>: <text:span text:style-name="T9">Bad</text:span> versions</text:p>
            <text:p text:style-name="Text_20_body"><text:soft-page-break/>512: Server is full</text:p>
          </table:table-cell>
          <table:table-cell table:style-name="Table2.A1" office:value-type="string">
            <text:p text:style-name="Text_20_body">2 bytes</text:p>
          </table:table-cell>
        </table:table-row>
        <table:table-row>
          <table:table-cell table:style-name="Table2.A1" office:value-type="string">
            <text:p text:style-name="P3">200 Content</text:p>
          </table:table-cell>
          <table:table-cell table:style-name="Table2.A1" office:value-type="string">
            <text:p text:style-name="Text_20_body"/>
          </table:table-cell>
        </table:table-row>
        <table:table-row>
          <table:table-cell table:style-name="Table2.A4" office:value-type="string">
            <text:p text:style-name="P12">20<text:span text:style-name="T10">1</text:span> Content</text:p>
          </table:table-cell>
          <table:table-cell table:style-name="Table2.A4" office:value-type="string">
            <text:p text:style-name="Text_20_body"/>
          </table:table-cell>
        </table:table-row>
        <table:table-row>
          <table:table-cell table:style-name="Table2.A4" office:value-type="string">
            <text:p text:style-name="P13">Players connected</text:p>
          </table:table-cell>
          <table:table-cell table:style-name="Table2.A4" office:value-type="string">
            <text:p text:style-name="P14"><text:span text:style-name="T6">2</text:span> byte<text:span text:style-name="T7">s</text:span></text:p>
          </table:table-cell>
        </table:table-row>
        <table:table-row>
          <table:table-cell table:style-name="Table2.A4" office:value-type="string">
            <text:p text:style-name="P13">Player limit</text:p>
          </table:table-cell>
          <table:table-cell table:style-name="Table2.A4" office:value-type="string">
            <text:p text:style-name="P14"><text:span text:style-name="T6">2</text:span> byte<text:span text:style-name="T7">s</text:span></text:p>
          </table:table-cell>
        </table:table-row>
        <table:table-row>
          <table:table-cell table:style-name="Table2.A4" office:value-type="string">
            <text:p text:style-name="P13">Server name</text:p>
          </table:table-cell>
          <table:table-cell table:style-name="Table2.A4" office:value-type="string">
            <text:p text:style-name="P15">'\0' terminated 128 byte string</text:p>
          </table:table-cell>
        </table:table-row>
        <table:table-row>
          <table:table-cell table:style-name="Table2.A4" office:value-type="string">
            <text:p text:style-name="P13">Bit flags:</text:p>
            <text:p text:style-name="P13">0: Password protected</text:p>
            <text:p text:style-name="P13">1: Whitelisted</text:p>
          </table:table-cell>
          <table:table-cell table:style-name="Table2.A4" office:value-type="string">
            <text:p text:style-name="P16">1 byte</text:p>
          </table:table-cell>
        </table:table-row>
        <table:table-row>
          <table:table-cell table:style-name="Table2.A1" office:value-type="string">
            <text:p text:style-name="P3">401 Content</text:p>
          </table:table-cell>
          <table:table-cell table:style-name="Table2.A1" office:value-type="string">
            <text:p text:style-name="Text_20_body"/>
          </table:table-cell>
        </table:table-row>
        <table:table-row>
          <table:table-cell table:style-name="Table2.A1" office:value-type="string">
            <text:p text:style-name="Text_20_body">Ban reason (Previously logger reason as to why the player has been banned)</text:p>
          </table:table-cell>
          <table:table-cell table:style-name="Table2.A1" office:value-type="string">
            <text:p text:style-name="Text_20_body">‘\0’ terminated 128 byte str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>Samuel Potter</meta:initial-creator>
    <meta:creation-date>2017-10-06T10:58:00Z</meta:creation-date>
    <dc:date>2017-11-07T15:31:03.053000000</dc:date>
    <meta:editing-cycles>61</meta:editing-cycles>
    <meta:editing-duration>PT6H17M37S</meta:editing-duration>
    <meta:document-statistic meta:table-count="2" meta:image-count="0" meta:object-count="0" meta:page-count="4" meta:paragraph-count="85" meta:word-count="546" meta:character-count="3529" meta:non-whitespace-character-count="3006"/>
    <meta:template xlink:type="simple" xlink:actuate="onRequest" xlink:title="" xlink:href="Normal"/>
  </office:meta>
</office:document-meta>
</file>